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20b9aa" fo:background-color="#dddddd" loext:char-shading-value="0"/>
    </style:style>
    <style:style style:name="T17" style:family="text">
      <style:text-properties officeooo:rsid="00263a4b" fo:background-color="#dddddd" loext:char-shading-value="0"/>
    </style:style>
    <style:style style:name="T18" style:family="text">
      <style:text-properties officeooo:rsid="00162d95" fo:background-color="#dddddd" loext:char-shading-value="0"/>
    </style:style>
    <style:style style:name="T19" style:family="text">
      <style:text-properties officeooo:rsid="001327bc" fo:background-color="#dddddd" loext:char-shading-value="0"/>
    </style:style>
    <style:style style:name="T20" style:family="text">
      <style:text-properties officeooo:rsid="00226011" fo:background-color="#dddddd" loext:char-shading-value="0"/>
    </style:style>
    <style:style style:name="T21" style:family="text">
      <style:text-properties officeooo:rsid="002365c1" fo:background-color="#dddddd" loext:char-shading-value="0"/>
    </style:style>
    <style:style style:name="T22" style:family="text">
      <style:text-properties officeooo:rsid="0027aeb4" fo:background-color="#dddddd" loext:char-shading-value="0"/>
    </style:style>
    <style:style style:name="T23" style:family="text">
      <style:text-properties officeooo:rsid="002f3a6f" fo:background-color="#dddddd" loext:char-shading-value="0"/>
    </style:style>
    <style:style style:name="T24" style:family="text">
      <style:text-properties officeooo:rsid="003393b3" fo:background-color="#dddddd" loext:char-shading-value="0"/>
    </style:style>
    <style:style style:name="T25" style:family="text">
      <style:text-properties officeooo:rsid="00347b23" fo:background-color="#dddddd" loext:char-shading-value="0"/>
    </style:style>
    <style:style style:name="T26" style:family="text">
      <style:text-properties officeooo:rsid="003f4a69" fo:background-color="#dddddd" loext:char-shading-value="0"/>
    </style:style>
    <style:style style:name="T27" style:family="text">
      <style:text-properties officeooo:rsid="0036edd9" fo:background-color="#dddddd" loext:char-shading-value="0"/>
    </style:style>
    <style:style style:name="T28" style:family="text">
      <style:text-properties officeooo:rsid="0038b16f" fo:background-color="#dddddd" loext:char-shading-value="0"/>
    </style:style>
    <style:style style:name="T29" style:family="text">
      <style:text-properties officeooo:rsid="00305031" fo:background-color="#dddddd" loext:char-shading-value="0"/>
    </style:style>
    <style:style style:name="T30" style:family="text">
      <style:text-properties officeooo:rsid="00462c1e" fo:background-color="#dddddd" loext:char-shading-value="0"/>
    </style:style>
    <style:style style:name="T31" style:family="text">
      <style:text-properties officeooo:rsid="0059cd37" fo:background-color="#dddddd" loext:char-shading-value="0"/>
    </style:style>
    <style:style style:name="T32" style:family="text">
      <style:text-properties officeooo:rsid="00591068" fo:background-color="#dddddd" loext:char-shading-value="0"/>
    </style:style>
    <style:style style:name="T33" style:family="text">
      <style:text-properties officeooo:rsid="005f50a5" fo:background-color="#dddddd" loext:char-shading-value="0"/>
    </style:style>
    <style:style style:name="T34" style:family="text">
      <style:text-properties officeooo:rsid="00671791" fo:background-color="#dddddd" loext:char-shading-value="0"/>
    </style:style>
    <style:style style:name="T35" style:family="text">
      <style:text-properties officeooo:rsid="006d78bb" fo:background-color="#dddddd" loext:char-shading-value="0"/>
    </style:style>
    <style:style style:name="T36" style:family="text">
      <style:text-properties officeooo:rsid="0068852f" fo:background-color="#dddddd" loext:char-shading-value="0"/>
    </style:style>
    <style:style style:name="T37" style:family="text">
      <style:text-properties fo:font-variant="normal" fo:text-transform="none" fo:color="#202124" loext:opacity="100%" fo:letter-spacing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40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43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83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28" style:family="text">
      <style:text-properties officeooo:rsid="00061a81"/>
    </style:style>
    <style:style style:name="T129" style:family="text">
      <style:text-properties officeooo:rsid="0008810e"/>
    </style:style>
    <style:style style:name="T130" style:family="text">
      <style:text-properties officeooo:rsid="0009a627"/>
    </style:style>
    <style:style style:name="T131" style:family="text">
      <style:text-properties officeooo:rsid="0009f3ca"/>
    </style:style>
    <style:style style:name="T132" style:family="text">
      <style:text-properties officeooo:rsid="000e92bf"/>
    </style:style>
    <style:style style:name="T133" style:family="text">
      <style:text-properties officeooo:rsid="000fe590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046c0c1" fo:background-color="transparent" loext:char-shading-value="0"/>
    </style:style>
    <style:style style:name="T136" style:family="text">
      <style:text-properties officeooo:rsid="00479e95" fo:background-color="transparent" loext:char-shading-value="0"/>
    </style:style>
    <style:style style:name="T137" style:family="text">
      <style:text-properties officeooo:rsid="01288dd4" fo:background-color="transparent" loext:char-shading-value="0"/>
    </style:style>
    <style:style style:name="T138" style:family="text">
      <style:text-properties officeooo:rsid="00471e5c" fo:background-color="transparent" loext:char-shading-value="0"/>
    </style:style>
    <style:style style:name="T139" style:family="text">
      <style:text-properties officeooo:rsid="001e5e83" fo:background-color="transparent" loext:char-shading-value="0"/>
    </style:style>
    <style:style style:name="T140" style:family="text">
      <style:text-properties officeooo:rsid="00d62ce1" fo:background-color="transparent" loext:char-shading-value="0"/>
    </style:style>
    <style:style style:name="T141" style:family="text">
      <style:text-properties officeooo:rsid="0038b16f" fo:background-color="transparent" loext:char-shading-value="0"/>
    </style:style>
    <style:style style:name="T142" style:family="text">
      <style:text-properties officeooo:rsid="00435e4b" fo:background-color="transparent" loext:char-shading-value="0"/>
    </style:style>
    <style:style style:name="T143" style:family="text">
      <style:text-properties officeooo:rsid="0046c0c1"/>
    </style:style>
    <style:style style:name="T144" style:family="text">
      <style:text-properties officeooo:rsid="00471e5c"/>
    </style:style>
    <style:style style:name="T145" style:family="text">
      <style:text-properties officeooo:rsid="0014b0e1"/>
    </style:style>
    <style:style style:name="T146" style:family="text">
      <style:text-properties officeooo:rsid="0018370d"/>
    </style:style>
    <style:style style:name="T147" style:family="text">
      <style:text-properties officeooo:rsid="00190139"/>
    </style:style>
    <style:style style:name="T148" style:family="text">
      <style:text-properties officeooo:rsid="001a5766"/>
    </style:style>
    <style:style style:name="T149" style:family="text">
      <style:text-properties officeooo:rsid="001ac8c9"/>
    </style:style>
    <style:style style:name="T150" style:family="text">
      <style:text-properties officeooo:rsid="001c09b9"/>
    </style:style>
    <style:style style:name="T151" style:family="text">
      <style:text-properties officeooo:rsid="01196b2a"/>
    </style:style>
    <style:style style:name="T152" style:family="text">
      <style:text-properties officeooo:rsid="001ceea4"/>
    </style:style>
    <style:style style:name="T153" style:family="text">
      <style:text-properties officeooo:rsid="001e5e83"/>
    </style:style>
    <style:style style:name="T154" style:family="text">
      <style:text-properties officeooo:rsid="011e38c3"/>
    </style:style>
    <style:style style:name="T155" style:family="text">
      <style:text-properties officeooo:rsid="00211511"/>
    </style:style>
    <style:style style:name="T156" style:family="text">
      <style:text-properties officeooo:rsid="0077fec0"/>
    </style:style>
    <style:style style:name="T157" style:family="text">
      <style:text-properties officeooo:rsid="00222d29"/>
    </style:style>
    <style:style style:name="T158" style:family="text">
      <style:text-properties officeooo:rsid="00237eea"/>
    </style:style>
    <style:style style:name="T159" style:family="text">
      <style:text-properties fo:font-weight="normal" fo:background-color="#dddddd" loext:char-shading-value="0" style:font-weight-asian="normal" style:font-weight-complex="normal"/>
    </style:style>
    <style:style style:name="T160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61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62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63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64" style:family="text">
      <style:text-properties fo:font-weight="normal" fo:background-color="#dddddd" loext:char-shading-value="0" style:font-weight-asian="normal" style:font-weight-complex="normal"/>
    </style:style>
    <style:style style:name="T165" style:family="text">
      <style:text-properties fo:font-weight="normal" officeooo:rsid="00263a4b" style:font-weight-asian="normal" style:font-weight-complex="normal"/>
    </style:style>
    <style:style style:name="T166" style:family="text">
      <style:text-properties fo:font-weight="normal" officeooo:rsid="003de2e9" style:font-weight-asian="normal" style:font-weight-complex="normal"/>
    </style:style>
    <style:style style:name="T167" style:family="text">
      <style:text-properties fo:font-weight="normal" officeooo:rsid="00226011" style:font-weight-asian="normal" style:font-weight-complex="normal"/>
    </style:style>
    <style:style style:name="T168" style:family="text">
      <style:text-properties fo:font-weight="normal" officeooo:rsid="00259d91" style:font-weight-asian="normal" style:font-weight-complex="normal"/>
    </style:style>
    <style:style style:name="T169" style:family="text">
      <style:text-properties fo:font-weight="normal" officeooo:rsid="00298973" style:font-weight-asian="normal" style:font-weight-complex="normal"/>
    </style:style>
    <style:style style:name="T170" style:family="text">
      <style:text-properties fo:font-weight="normal" officeooo:rsid="003e99f5" style:font-weight-asian="normal" style:font-weight-complex="normal"/>
    </style:style>
    <style:style style:name="T171" style:family="text">
      <style:text-properties officeooo:rsid="0025a49a"/>
    </style:style>
    <style:style style:name="T172" style:family="text">
      <style:text-properties officeooo:rsid="0025f709"/>
    </style:style>
    <style:style style:name="T173" style:family="text">
      <style:text-properties officeooo:rsid="002834fa"/>
    </style:style>
    <style:style style:name="T174" style:family="text">
      <style:text-properties officeooo:rsid="0028e0d9"/>
    </style:style>
    <style:style style:name="T175" style:family="text">
      <style:text-properties officeooo:rsid="00297041"/>
    </style:style>
    <style:style style:name="T176" style:family="text">
      <style:text-properties officeooo:rsid="002f06c2"/>
    </style:style>
    <style:style style:name="T177" style:family="text">
      <style:text-properties officeooo:rsid="0030fea3"/>
    </style:style>
    <style:style style:name="T178" style:family="text">
      <style:text-properties officeooo:rsid="00336a62"/>
    </style:style>
    <style:style style:name="T179" style:family="text">
      <style:text-properties style:font-name="Ubuntu" fo:font-size="14pt" officeooo:rsid="00671791" fo:background-color="#dddddd" loext:char-shading-value="0" style:font-size-asian="14pt" style:font-size-complex="14pt"/>
    </style:style>
    <style:style style:name="T180" style:family="text">
      <style:text-properties style:font-name="Ubuntu" fo:font-size="14pt" officeooo:rsid="0068852f" fo:background-color="#dddddd" loext:char-shading-value="0" style:font-size-asian="14pt" style:font-size-complex="14pt"/>
    </style:style>
    <style:style style:name="T181" style:family="text">
      <style:text-properties style:font-name="Ubuntu" fo:font-size="14pt" officeooo:rsid="006d78bb" fo:background-color="#dddddd" loext:char-shading-value="0" style:font-size-asian="14pt" style:font-size-complex="14pt"/>
    </style:style>
    <style:style style:name="T182" style:family="text">
      <style:text-properties style:font-name="Ubuntu" fo:font-size="14pt" officeooo:rsid="006d78bb" style:font-size-asian="14pt" style:font-size-complex="14pt"/>
    </style:style>
    <style:style style:name="T183" style:family="text">
      <style:text-properties style:font-name="Ubuntu" fo:font-size="14pt" officeooo:rsid="0068852f" style:font-size-asian="14pt" style:font-size-complex="14pt"/>
    </style:style>
    <style:style style:name="T184" style:family="text">
      <style:text-properties style:font-name="Ubuntu" fo:font-size="14pt" officeooo:rsid="00492cfa" style:font-size-asian="14pt" style:font-size-complex="14pt"/>
    </style:style>
    <style:style style:name="T185" style:family="text">
      <style:text-properties style:font-name="Ubuntu" fo:font-size="14pt" officeooo:rsid="00696dc0" style:font-size-asian="14pt" style:font-size-complex="14pt"/>
    </style:style>
    <style:style style:name="T186" style:family="text">
      <style:text-properties officeooo:rsid="00336b69"/>
    </style:style>
    <style:style style:name="T187" style:family="text">
      <style:text-properties officeooo:rsid="00344a06"/>
    </style:style>
    <style:style style:name="T188" style:family="text">
      <style:text-properties officeooo:rsid="0034d4c9"/>
    </style:style>
    <style:style style:name="T189" style:family="text">
      <style:text-properties officeooo:rsid="003626ce"/>
    </style:style>
    <style:style style:name="T190" style:family="text">
      <style:text-properties officeooo:rsid="0037e54c"/>
    </style:style>
    <style:style style:name="T191" style:family="text">
      <style:text-properties officeooo:rsid="003a3007"/>
    </style:style>
    <style:style style:name="T192" style:family="text">
      <style:text-properties officeooo:rsid="003ceeae"/>
    </style:style>
    <style:style style:name="T193" style:family="text">
      <style:text-properties officeooo:rsid="001e76f5"/>
    </style:style>
    <style:style style:name="T194" style:family="text">
      <style:text-properties officeooo:rsid="003de2e9"/>
    </style:style>
    <style:style style:name="T195" style:family="text">
      <style:text-properties officeooo:rsid="0020b9aa"/>
    </style:style>
    <style:style style:name="T196" style:family="text">
      <style:text-properties fo:font-size="14pt" officeooo:rsid="00671791" fo:background-color="#dddddd" loext:char-shading-value="0" style:font-size-asian="14pt" style:font-size-complex="14pt"/>
    </style:style>
    <style:style style:name="T197" style:family="text">
      <style:text-properties fo:font-size="14pt" officeooo:rsid="006d78bb" fo:background-color="#dddddd" loext:char-shading-value="0" style:font-size-asian="14pt" style:font-size-complex="14pt"/>
    </style:style>
    <style:style style:name="T198" style:family="text">
      <style:text-properties fo:font-size="14pt" officeooo:rsid="0068852f" fo:background-color="#dddddd" loext:char-shading-value="0" style:font-size-asian="14pt" style:font-size-complex="14pt"/>
    </style:style>
    <style:style style:name="T199" style:family="text">
      <style:text-properties fo:font-size="14pt" officeooo:rsid="0068852f" style:font-size-asian="14pt" style:font-size-complex="14pt"/>
    </style:style>
    <style:style style:name="T200" style:family="text">
      <style:text-properties fo:font-size="14pt" officeooo:rsid="00492cfa" style:font-size-asian="14pt" style:font-size-complex="14pt"/>
    </style:style>
    <style:style style:name="T201" style:family="text">
      <style:text-properties fo:font-size="14pt" officeooo:rsid="00696dc0" style:font-size-asian="14pt" style:font-size-complex="14pt"/>
    </style:style>
    <style:style style:name="T202" style:family="text">
      <style:text-properties fo:font-size="14pt" officeooo:rsid="006d78bb" style:font-size-asian="14pt" style:font-size-complex="14pt"/>
    </style:style>
    <style:style style:name="T203" style:family="text">
      <style:text-properties officeooo:rsid="001327bc"/>
    </style:style>
    <style:style style:name="T204" style:family="text">
      <style:text-properties officeooo:rsid="002365c1"/>
    </style:style>
    <style:style style:name="T205" style:family="text">
      <style:text-properties officeooo:rsid="00226011"/>
    </style:style>
    <style:style style:name="T206" style:family="text">
      <style:text-properties officeooo:rsid="00259d91"/>
    </style:style>
    <style:style style:name="T207" style:family="text">
      <style:text-properties officeooo:rsid="0027aeb4"/>
    </style:style>
    <style:style style:name="T208" style:family="text">
      <style:text-properties officeooo:rsid="00298973"/>
    </style:style>
    <style:style style:name="T209" style:family="text">
      <style:text-properties officeooo:rsid="003f4a69"/>
    </style:style>
    <style:style style:name="T210" style:family="text">
      <style:text-properties officeooo:rsid="00305031"/>
    </style:style>
    <style:style style:name="T211" style:family="text">
      <style:text-properties officeooo:rsid="00411eb5"/>
    </style:style>
    <style:style style:name="T212" style:family="text">
      <style:text-properties officeooo:rsid="002f3a6f"/>
    </style:style>
    <style:style style:name="T213" style:family="text">
      <style:text-properties officeooo:rsid="00424285"/>
    </style:style>
    <style:style style:name="T214" style:family="text">
      <style:text-properties officeooo:rsid="0038b16f"/>
    </style:style>
    <style:style style:name="T215" style:family="text">
      <style:text-properties officeooo:rsid="00435e4b"/>
    </style:style>
    <style:style style:name="T216" style:family="text">
      <style:text-properties officeooo:rsid="00447a14"/>
    </style:style>
    <style:style style:name="T217" style:family="text">
      <style:text-properties officeooo:rsid="00462c1e"/>
    </style:style>
    <style:style style:name="T218" style:family="text">
      <style:text-properties officeooo:rsid="0044b89d"/>
    </style:style>
    <style:style style:name="T219" style:family="text">
      <style:text-properties officeooo:rsid="0049db8b"/>
    </style:style>
    <style:style style:name="T220" style:family="text">
      <style:text-properties officeooo:rsid="0059cd37"/>
    </style:style>
    <style:style style:name="T221" style:family="text">
      <style:text-properties officeooo:rsid="00591068"/>
    </style:style>
    <style:style style:name="T222" style:family="text">
      <style:text-properties officeooo:rsid="004865c8"/>
    </style:style>
    <style:style style:name="T223" style:family="text">
      <style:text-properties officeooo:rsid="00492cfa"/>
    </style:style>
    <style:style style:name="T224" style:family="text">
      <style:text-properties officeooo:rsid="0068852f"/>
    </style:style>
    <style:style style:name="T225" style:family="text">
      <style:text-properties officeooo:rsid="00696dc0"/>
    </style:style>
    <style:style style:name="T226" style:family="text">
      <style:text-properties officeooo:rsid="006d7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173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37"> ↑</text:span></text:p>
      <text:p text:style-name="P28"/>
      <text:p text:style-name="P24"><text:span text:style-name="T1">// </text:span><text:s/>- <text:span text:style-name="T129">Regex literal</text:span></text:p>
      <text:p text:style-name="P24"/>
      <text:p text:style-name="P29"><text:span text:style-name="T1">new RegExp( <text:s/>) </text:span><text:s/>- <text:span text:style-name="T129">Regex não literal</text:span></text:p>
      <text:p text:style-name="P24"/>
      <text:p text:style-name="P24"><text:span text:style-name="T1">.</text:span><text:span text:style-name="T3">test( <text:s/>) </text:span><text:span text:style-name="T128"><text:s/>- </text:span><text:span text:style-name="T129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28"><text:s/>- </text:span><text:span text:style-name="T129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28"><text:s/>- </text:span><text:span text:style-name="T129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28"><text:s/>- </text:span><text:span text:style-name="T129">Retorna uma lista com todos os padrões encontrados</text:span></text:p>
      <text:p text:style-name="P24"/>
      <text:p text:style-name="P30"><text:span text:style-name="T1">.search( <text:s/>) </text:span><text:s/>- <text:span text:style-name="T129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29">Retorna uma nova string com as ocorrencias de um padrão substituidas por outro padrão</text:span></text:p>
      <text:p text:style-name="P30"><text:soft-page-break/><text:span text:style-name="T1">new </text:span><text:s/>- <text:span text:style-name="T129">Cria uma instancia de um tipo de objeto definido pelo usuario</text:span></text:p>
      <text:p text:style-name="P30"/>
      <text:p text:style-name="P30"><text:span text:style-name="T1">.dotall </text:span><text:s/>- <text:span text:style-name="T130">Verifica se a flag ‘s’ tá ativa e retorna true ou false</text:span></text:p>
      <text:p text:style-name="P30"/>
      <text:p text:style-name="P31"><text:span text:style-name="T1">class </text:span><text:s/>- <text:span text:style-name="T130">Define uma classe não literal</text:span></text:p>
      <text:p text:style-name="P31"/>
      <text:p text:style-name="P32"><text:span text:style-name="T1">static </text:span><text:s/>- <text:span text:style-name="T130">Define que o metodo é estatico</text:span></text:p>
      <text:p text:style-name="P31"/>
      <text:p text:style-name="P32"><text:span text:style-name="T1">extends </text:span><text:s/>- <text:span text:style-name="T130">Cria uma classe filha de outra classe</text:span></text:p>
      <text:p text:style-name="P31"/>
      <text:p text:style-name="P32"><text:span text:style-name="T1"># </text:span><text:s/>- <text:span text:style-name="T130">Torna uma propriedade ou metodo privado</text:span></text:p>
      <text:p text:style-name="P31"/>
      <text:p text:style-name="P32"><text:span text:style-name="T1">prototype </text:span><text:s/>- <text:span text:style-name="T130">Cria ou substitui propriedades e metodos após a declaração da classe</text:span></text:p>
      <text:p text:style-name="P31"/>
      <text:p text:style-name="P32"><text:span text:style-name="T1">.call( <text:s/>) </text:span><text:s/>- <text:span text:style-name="T130">Acessa ou altera o valor de um atributo através de uma função</text:span></text:p>
      <text:p text:style-name="P31"/>
      <text:p text:style-name="P33"><text:span text:style-name="T1">.apply( <text:s/>) </text:span><text:s/>- <text:span text:style-name="T130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30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30">Identifica uma propriedade através de um objeto</text:span></text:p>
      <text:p text:style-name="P31"/>
      <text:p text:style-name="P32"><text:span text:style-name="T1">.propertyIsEnumerable( <text:s/>) </text:span><text:s/>- <text:span text:style-name="T130">Verifica se o valor de uma propriedade é iteravel e se é do próprio objeto retornando true ou false</text:span></text:p>
      <text:p text:style-name="P31"/>
      <text:p text:style-name="P32"><text:span text:style-name="T1">.defineProperty( <text:s/>) </text:span><text:s/>- <text:span text:style-name="T130">Define e/ou configura uma propriedade em um objeto</text:span></text:p>
      <text:p text:style-name="P31"/>
      <text:p text:style-name="P32"><text:span text:style-name="T1">.defineProperties( <text:s/>) </text:span><text:s/>- <text:span text:style-name="T130">Define e/ou configura varias propriedades em um objeto</text:span></text:p>
      <text:p text:style-name="P31"/>
      <text:p text:style-name="P32"><text:span text:style-name="T1">.getOwnPropertyDescriptor( <text:s/>) </text:span><text:s/>- <text:span text:style-name="T130">Acessa as configurações de uma propriedade</text:span></text:p>
      <text:p text:style-name="P31"/>
      <text:p text:style-name="P32"><text:span text:style-name="T1">Object.preventExtensions( <text:s/>) </text:span><text:s/>- <text:span text:style-name="T130">Bloqueia adições ou remoções externas no objeto</text:span></text:p>
      <text:p text:style-name="P31"/>
      <text:p text:style-name="P32"><text:span text:style-name="T1">Object.isExtensible( <text:s/>) </text:span><text:s/>- <text:span text:style-name="T130">Verifica se o objeto é extensivel e retorna true ou false</text:span></text:p>
      <text:p text:style-name="P31"/>
      <text:p text:style-name="P32"><text:span text:style-name="T1">Object.seal( <text:s/>) </text:span><text:s/>- <text:span text:style-name="T130">Sela um objeto</text:span></text:p>
      <text:p text:style-name="P31"/>
      <text:p text:style-name="P32"><text:span text:style-name="T1">Object.isSealed( <text:s/>) </text:span><text:s/>- <text:span text:style-name="T130">Verifica se o objeto esta selado e retorna true ou false</text:span></text:p>
      <text:p text:style-name="P31"/>
      <text:p text:style-name="P32"><text:span text:style-name="T1">Object.freeze( <text:s/>) </text:span><text:s/>- <text:span text:style-name="T130">Congela um objeto</text:span></text:p>
      <text:p text:style-name="P31"/>
      <text:p text:style-name="P32"><text:span text:style-name="T1">Object.isFrozen( <text:s/>) </text:span><text:s/>- <text:span text:style-name="T130">Verifica se o objeto esta congelado e retorna true ou false</text:span></text:p>
      <text:p text:style-name="P31"/>
      <text:p text:style-name="P32"><text:span text:style-name="T1">Object.getPrototypeof( <text:s/>) </text:span><text:s/>- <text:span text:style-name="T130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30">Cria um objeto a partir de outro</text:span></text:p>
      <text:p text:style-name="P31"/>
      <text:p text:style-name="P32"><text:span text:style-name="T1">instanceof </text:span><text:s/>- <text:span text:style-name="T130">Verifica </text:span><text:span text:style-name="T131">se o objeto foi criado a partir da função construtora</text:span><text:span text:style-name="T130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37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32">Retorna o dia do mês atual</text:span> (.set para alterar)</text:p>
      <text:p text:style-name="P39"/>
      <text:p text:style-name="P39"><text:span text:style-name="T1">.getMonth( <text:s/>) </text:span><text:s/>- <text:span text:style-name="T132">Retorna o mês atual</text:span> (.set para alterar)</text:p>
      <text:p text:style-name="P39"/>
      <text:p text:style-name="P40"><text:span text:style-name="T1">.getFullYear( <text:s/>) </text:span><text:s/>- <text:span text:style-name="T132">Retorna o ano atual</text:span> (.set para alterar)</text:p>
      <text:p text:style-name="P39"/>
      <text:p text:style-name="P40"><text:span text:style-name="T1">.getDay( <text:s/>) </text:span><text:s/>- <text:span text:style-name="T132">Retorna o dia da semana atual</text:span> (.set para alterar)</text:p>
      <text:p text:style-name="P39"/>
      <text:p text:style-name="P40"><text:span text:style-name="T1">.getHours( <text:s/>) </text:span><text:s/>- <text:span text:style-name="T132">Retorna a hora atual</text:span> (.set para alterar)</text:p>
      <text:p text:style-name="P39"/>
      <text:p text:style-name="P40"><text:span text:style-name="T1">.getMinutes( <text:s/>) </text:span><text:s/>- <text:span text:style-name="T132">Retorna o minuto atual</text:span> (.set para alterar)</text:p>
      <text:p text:style-name="P39"/>
      <text:p text:style-name="P39"><text:span text:style-name="T1">.getSeconds( <text:s/>) </text:span><text:s/>- <text:span text:style-name="T132">Retorna o segundo </text:span><text:span text:style-name="T133">atual</text:span> (.set para alterar)</text:p>
      <text:p text:style-name="P39"/>
      <text:p text:style-name="P41"><text:span text:style-name="T1">.toDateString( <text:s/>) </text:span><text:s/>- <text:span text:style-name="T133">Retorna o dia do mês atual por estenço</text:span></text:p>
      <text:p text:style-name="P39"/>
      <text:p text:style-name="P39"><text:span text:style-name="T1">.toLocaleDateString( <text:s/>) </text:span><text:s/>- <text:span text:style-name="T133">Retorna a data atual no formato padrão</text:span></text:p>
      <text:p text:style-name="P39"/>
      <text:p text:style-name="P41"><text:span text:style-name="T1">.toLocaleString( <text:s/>) </text:span><text:s/>- <text:s/><text:span text:style-name="T133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35"><text:s/>- </text:span>Retorna o valor absoluto de X</text:p>
      <text:p text:style-name="P1"/>
      <text:p text:style-name="P1"><text:span text:style-name="T4">Math.acos(x) </text:span><text:span text:style-name="T135"><text:s/>- </text:span>Retorna o arco cosseno de X</text:p>
      <text:p text:style-name="P1"/>
      <text:p text:style-name="P1"><text:span text:style-name="T4">Math.asin(x) </text:span><text:span text:style-name="T135"><text:s/>- </text:span>Retorna o arco seno de X</text:p>
      <text:p text:style-name="P1"/>
      <text:p text:style-name="P1"><text:span text:style-name="T4">Math.atan(x) </text:span><text:span text:style-name="T135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35"><text:s/>- Retorna o arco tangente do quociente dos argumentos <text:s/></text:span><text:span text:style-name="T136">Y</text:span><text:span text:style-name="T135"> e </text:span><text:span text:style-name="T136">X</text:span></text:p>
      <text:p text:style-name="P2"/>
      <text:p text:style-name="P1"><text:span text:style-name="T4">Math.</text:span><text:span text:style-name="T5">ceil(x)</text:span><text:span text:style-name="T4"> </text:span><text:span text:style-name="T135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35"><text:s/>- Retorna o cosseno de </text:span><text:span text:style-name="T136">X</text:span><text:span text:style-name="T135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35"><text:s/>- Retorna o valor de </text:span><text:span text:style-name="T137">Math.</text:span><text:span text:style-name="T135">E </text:span><text:span text:style-name="T137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35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35"><text:s/>- Retorna o logaritmo natural (base </text:span><text:span text:style-name="T137">Math.</text:span><text:span text:style-name="T135">E) de </text:span><text:span text:style-name="T136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35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35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35"><text:s/>- Retorna o valor de </text:span><text:span text:style-name="T136">X</text:span><text:span text:style-name="T135"> elevado a </text:span><text:span text:style-name="T136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35"><text:s/>- Retorna um número aleatório entre 0 e 1</text:span></text:p>
      <text:p text:style-name="P3"/>
      <text:p text:style-name="P17"><text:span text:style-name="T143">Math.random( <text:s/>)*</text:span><text:span text:style-name="T144">num</text:span><text:span text:style-name="T143"> </text:span><text:span text:style-name="T135"><text:s/>- </text:span><text:span text:style-name="T138">Retorna um numero aleatorio entre 0 e o numero especificado</text:span></text:p>
      <text:p text:style-name="P17"><text:soft-page-break/><text:span text:style-name="T143">Math.floor(Math.random( <text:s/>)*</text:span><text:span text:style-name="T144">num</text:span><text:span text:style-name="T143">) </text:span><text:span text:style-name="T135"><text:s/>- </text:span><text:span text:style-name="T138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35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35"><text:s/>- Retorna o seno de </text:span><text:span text:style-name="T136">X</text:span><text:span text:style-name="T135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35"><text:s/>- Retorna a raiz quadrada de </text:span><text:span text:style-name="T136">X</text:span></text:p>
      <text:p text:style-name="P2"/>
      <text:p text:style-name="P43"><text:span text:style-name="T38">Math.</text:span><text:span text:style-name="T39">tan(x)</text:span><text:span text:style-name="T38"> </text:span><text:span text:style-name="T81"><text:s/>- Retorna a tangente do ângulo </text:span><text:span text:style-name="T82">X</text:span></text:p>
      <text:p text:style-name="P35"/>
      <text:p text:style-name="P44"><text:span text:style-name="T1">keydown </text:span><text:s/>- <text:span text:style-name="T145">Evento quando uma tecla é pressionada</text:span></text:p>
      <text:p text:style-name="P44"/>
      <text:p text:style-name="P44"><text:span text:style-name="T1">.key </text:span><text:s/>- <text:span text:style-name="T145">Retorna a tecla pressionada</text:span></text:p>
      <text:p text:style-name="P44"/>
      <text:p text:style-name="P44"><text:span text:style-name="T1">requestAnimationFrame( <text:s/>) </text:span><text:s/>- <text:span text:style-name="T145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45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46">o</text:span> caractere <text:span text:style-name="T84">que esta na posição </text:span><text:span text:style-name="T85">especificada</text:span></text:p>
      <text:p text:style-name="P35"/>
      <text:p text:style-name="P36"><text:span text:style-name="T1">.</text:span><text:span text:style-name="T6">charCodeAt( <text:s/>) </text:span><text:span text:style-name="T146"><text:s/>- R</text:span><text:span text:style-name="T84">etorna o codigo do caractere que esta na posição </text:span><text:span text:style-name="T85">especificada</text:span></text:p>
      <text:p text:style-name="P35"/>
      <text:p text:style-name="P47"><text:span text:style-name="T1">fromCharCode( <text:s/>) </text:span><text:s/>- <text:s/><text:span text:style-name="T84">Retorna o caractere apartir do codigo </text:span><text:span text:style-name="T83">especificado</text:span></text:p>
      <text:p text:style-name="P35"/>
      <text:p text:style-name="P35"><text:span text:style-name="T1">.</text:span><text:span text:style-name="T7">concat( <text:s/>) </text:span><text:span text:style-name="T147"><text:s/>- Concatena strings </text:span></text:p>
      <text:p text:style-name="P35"/>
      <text:p text:style-name="P35"><text:span text:style-name="T1">.</text:span><text:span text:style-name="T7">lastIndexOf(“ “) </text:span><text:span text:style-name="T147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48">apartir de uma posição inicial e final</text:span></text:p>
      <text:p text:style-name="P35"/>
      <text:p text:style-name="P37"><text:span text:style-name="T1">.</text:span><text:span text:style-name="T8">split(“ “) </text:span><text:span text:style-name="T148"><text:s/>- </text:span><text:span text:style-name="T149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49"><text:s/>- Semelhante ao slice </text:span><text:span text:style-name="T150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50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52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52">Verifica se uma string </text:span><text:span text:style-name="T153">termina</text:span><text:span text:style-name="T152"> com os caracteres especificados e retorna true ou false</text:span></text:p>
      <text:p text:style-name="P38"/>
      <text:p text:style-name="P18">.includes(“ “) <text:span text:style-name="T134"><text:s/>- Determina se um array contêm determinado </text:span><text:span text:style-name="T140">item</text:span><text:span text:style-name="T134">, ou se uma string possui os caracteres especificados</text:span></text:p>
      <text:p text:style-name="P38"/>
      <text:p text:style-name="P19">.repeat( <text:s/>) <text:span text:style-name="T134"><text:s/>- </text:span><text:span text:style-name="T139">C</text:span><text:span text:style-name="T134">oncatena uma mesma string determinado numero de vezes</text:span></text:p>
      <text:p text:style-name="P20"/>
      <text:p text:style-name="P8"><text:span text:style-name="T11">.search(“ ”) </text:span><text:span text:style-name="T151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53">R</text:span>etornar o valor primitivo do objeto especificado <text:span text:style-name="T154">ou o valor original</text:span></text:p>
      <text:p text:style-name="P38"/>
      <text:p text:style-name="P21">.fromCodePoint( <text:s/>) <text:span text:style-name="T134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55"><text:s/>- Fecha uma janela aberta a partir de uma variavel</text:span></text:p>
      <text:p text:style-name="P35"/>
      <text:p text:style-name="P10"><text:span text:style-name="T13">window.innerWidth </text:span><text:span text:style-name="T156"><text:s/>- </text:span><text:span text:style-name="T155"><text:s/></text:span>Retorna a largura interna da janela</text:p>
      <text:p text:style-name="P35"/>
      <text:p text:style-name="P50"><text:span text:style-name="T41">window.innerHeight </text:span><text:span text:style-name="T86"><text:s/>- </text:span><text:span text:style-name="T83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42">window.</text:span><text:span text:style-name="T43">scrollBy(x, y) </text:span><text:s/>- <text:span text:style-name="T157">Posiciona a pagina </text:span><text:span text:style-name="T88">em uma determinada posição </text:span><text:span text:style-name="T89">X e Y</text:span></text:p>
      <text:p text:style-name="P51"/>
      <text:p text:style-name="P52"><text:span text:style-name="T44">window.length </text:span><text:s/>- <text:s/><text:span text:style-name="T87">Informa a quantidade de </text:span><text:span text:style-name="T90">i</text:span><text:span text:style-name="T87">frames que tem dentro da pagina</text:span></text:p>
      <text:p text:style-name="P51"/>
      <text:p text:style-name="P12"><text:span text:style-name="T14">window.frames </text:span><text:s/>- <text:span text:style-name="T157">Retorna um array com todos os iframes da pagina</text:span></text:p>
      <text:p text:style-name="P51"/>
      <text:p text:style-name="P53"><text:span text:style-name="T45">navigator.cookieEnabled </text:span><text:s/>- <text:s/><text:span text:style-name="T91">Verifica se tem cookies habilitados e retorna true ou false</text:span></text:p>
      <text:p text:style-name="P51"/>
      <text:p text:style-name="P53"><text:span text:style-name="T46">navigator.geolocation </text:span><text:s/>- <text:s/><text:span text:style-name="T92">Verifica se a geolocalização esta habilitada e retorna o objeto ou undefined</text:span></text:p>
      <text:p text:style-name="P51"/>
      <text:p text:style-name="P53"><text:span text:style-name="T46">navigator.geolocation.getCurrentPosition( <text:s/></text:span><text:span text:style-name="T47">) </text:span><text:s/><text:span text:style-name="T92">- </text:span><text:span text:style-name="T91">Retorna a localização geografica </text:span><text:span text:style-name="T92">do browser</text:span></text:p>
      <text:p text:style-name="P51"><text:soft-page-break/></text:p>
      <text:p text:style-name="P53"><text:span text:style-name="T46">.coords </text:span><text:s/>- <text:span text:style-name="T158">R</text:span><text:span text:style-name="T92">etorna a latitude e a longitude</text:span></text:p>
      <text:p text:style-name="P51"/>
      <text:p text:style-name="P53"><text:span text:style-name="T46">.coords.latitude </text:span><text:s/>- <text:span text:style-name="T158">Captura a latitude</text:span></text:p>
      <text:p text:style-name="P53"/>
      <text:p text:style-name="P53"><text:span text:style-name="T46">.coords.longitude </text:span><text:s/>- <text:span text:style-name="T158">Captura a longitude</text:span></text:p>
      <text:p text:style-name="P51"/>
      <text:p text:style-name="P53"><text:span text:style-name="T48">navigator.language </text:span><text:s/>- <text:s/><text:span text:style-name="T93">Retorna o idioma do browser</text:span></text:p>
      <text:p text:style-name="P51"/>
      <text:p text:style-name="P53"><text:span text:style-name="T48">navigator.onLine </text:span><text:s/>- <text:s/><text:span text:style-name="T93">Verifica se o browser esta online e retorna true ou false</text:span></text:p>
      <text:p text:style-name="P51"/>
      <text:p text:style-name="P53"><text:span text:style-name="T48">navigator.userAgent </text:span><text:s/>- <text:s/><text:span text:style-name="T93">Retorna qual agente foi enviado p</text:span><text:span text:style-name="T94">a</text:span><text:span text:style-name="T93">r</text:span><text:span text:style-name="T94">a </text:span><text:span text:style-name="T93">o browser pelo servidor</text:span></text:p>
      <text:p text:style-name="P51"/>
      <text:p text:style-name="P54"><text:span text:style-name="T49">screen.width </text:span><text:s/>- <text:span text:style-name="T95">Retorna a largura </text:span><text:span text:style-name="T96">disponivel</text:span><text:span text:style-name="T95"> da tela</text:span></text:p>
      <text:p text:style-name="P51"><text:s/></text:p>
      <text:p text:style-name="P54"><text:span text:style-name="T49">screen.height </text:span><text:s/>- <text:span text:style-name="T95">Retorna a altura </text:span><text:span text:style-name="T96">disponivel </text:span><text:span text:style-name="T95">da tela </text:span></text:p>
      <text:p text:style-name="P51"><text:s/></text:p>
      <text:p text:style-name="P54"><text:span text:style-name="T49">screen.avail</text:span><text:span text:style-name="T50">W</text:span><text:span text:style-name="T49">idth </text:span><text:s/>- <text:span text:style-name="T96">Retorna a largura da tela ao todo</text:span></text:p>
      <text:p text:style-name="P54"/>
      <text:p text:style-name="P54"><text:span text:style-name="T49">screen.avail</text:span><text:span text:style-name="T50">H</text:span><text:span text:style-name="T49">eight </text:span><text:s/>- <text:span text:style-name="T96">Retorna a altura da tela ao todo</text:span></text:p>
      <text:p text:style-name="P51"><text:s/></text:p>
      <text:p text:style-name="P54"><text:span text:style-name="T96"><text:s/></text:span><text:span text:style-name="T50">screen.colorDepth </text:span><text:s/>- <text:span text:style-name="T96">Retorna a profundidade em bits da paleta de cor pra exibir imagens</text:span></text:p>
      <text:p text:style-name="P51"><text:s/></text:p>
      <text:p text:style-name="P54"><text:span text:style-name="T50">screen.pixelDepth </text:span><text:s/>- <text:span text:style-name="T96">Retorna a resolução da cor em bits por cada pixel da tela</text:span></text:p>
      <text:p text:style-name="P51"><text:s/></text:p>
      <text:p text:style-name="P54"><text:span text:style-name="T51">history.length</text:span> - <text:span text:style-name="T97">Retorna o tamanho do historico</text:span></text:p>
      <text:p text:style-name="P51"><text:s/></text:p>
      <text:p text:style-name="P54"><text:span text:style-name="T51">history.back( <text:s/>)</text:span> - <text:span text:style-name="T97">Volta pra pagina anterior </text:span></text:p>
      <text:p text:style-name="P51"><text:s/></text:p>
      <text:p text:style-name="P55"><text:span text:style-name="T51">history.forward( <text:s/>)</text:span> - <text:span text:style-name="T97">Avança pra próxima pagina</text:span></text:p>
      <text:p text:style-name="P51"><text:s/></text:p>
      <text:p text:style-name="P55"><text:span text:style-name="T51">history.go( <text:s/>)</text:span> - <text:span text:style-name="T97">Permite avançar ou retroceder determinado numero de elementos do historico</text:span></text:p>
      <text:p text:style-name="P51"><text:s/></text:p>
      <text:p text:style-name="P56"><text:span text:style-name="T52">location </text:span><text:s/>- <text:span text:style-name="T171">Retorna informações sobre a URL</text:span></text:p>
      <text:p text:style-name="P56"/>
      <text:p text:style-name="P56"><text:span text:style-name="T53">location = “ “ </text:span><text:s/>- <text:span text:style-name="T171">Redireciona para outra URL (</text:span><text:span text:style-name="T98">site/link</text:span><text:span text:style-name="T171">)</text:span></text:p>
      <text:p text:style-name="P51"><text:s/></text:p>
      <text:p text:style-name="P56"><text:span text:style-name="T54">location.hash </text:span><text:s/>- <text:span text:style-name="T171">Retorna a hashtag e tudo o que estiver depois dela em uma URL</text:span></text:p>
      <text:p text:style-name="P51"><text:s/></text:p>
      <text:p text:style-name="P56"><text:span text:style-name="T55">location.href </text:span><text:s/>- <text:span text:style-name="T171">Retorna a URL</text:span></text:p>
      <text:p text:style-name="P51"><text:s/></text:p>
      <text:p text:style-name="P56"><text:span text:style-name="T55">location.href = “ “ </text:span><text:s/>- <text:span text:style-name="T171">Redireciona para outra URL (</text:span><text:span text:style-name="T98">site/link</text:span><text:span text:style-name="T171">)</text:span></text:p>
      <text:p text:style-name="P51"><text:s/></text:p>
      <text:p text:style-name="P56"><text:span text:style-name="T56">location.origin </text:span><text:s/>- <text:s/><text:span text:style-name="T171">R</text:span><text:span text:style-name="T99">etorna o protocolo, hostname e o numero da porta</text:span></text:p>
      <text:p text:style-name="P51"/>
      <text:p text:style-name="P56"><text:soft-page-break/><text:span text:style-name="T57">location.pathname </text:span><text:s/>- <text:span text:style-name="T100">Retorna o caminho, tudo o que estiver depois do protocolo e do hostname</text:span></text:p>
      <text:p text:style-name="P51"/>
      <text:p text:style-name="P56"><text:span text:style-name="T57">location.port </text:span><text:s/>- <text:span text:style-name="T100">Retorna o numero da porta</text:span></text:p>
      <text:p text:style-name="P56"/>
      <text:p text:style-name="P56"><text:span text:style-name="T57">location.protocol </text:span><text:s/>- <text:span text:style-name="T100">Retorna o protocolo da </text:span><text:span text:style-name="T103">URL</text:span></text:p>
      <text:p text:style-name="P51"/>
      <text:p text:style-name="P56"><text:span text:style-name="T57">location.search </text:span><text:s/>- <text:span text:style-name="T171">Retorna a interrogação e tudo o que estiver depois dela em uma URL</text:span></text:p>
      <text:p text:style-name="P51"/>
      <text:p text:style-name="P56"><text:span text:style-name="T58">location.assign(“ “) </text:span><text:s/>- <text:span text:style-name="T171">C</text:span><text:span text:style-name="T101">arrega um</text:span><text:span text:style-name="T102">a</text:span><text:span text:style-name="T101"> nov</text:span><text:span text:style-name="T102">a</text:span><text:span text:style-name="T101"> </text:span><text:span text:style-name="T102">pagina ou site</text:span></text:p>
      <text:p text:style-name="P56"/>
      <text:p text:style-name="P56"><text:span text:style-name="T59">location.replace(“ “) </text:span><text:s/>- <text:span text:style-name="T171">C</text:span><text:span text:style-name="T101">arregar um</text:span><text:span text:style-name="T102">a</text:span><text:span text:style-name="T101"> nov</text:span><text:span text:style-name="T102">a</text:span><text:span text:style-name="T101"> </text:span><text:span text:style-name="T102">pagina ou site </text:span><text:span text:style-name="T103">e remove a anterior do historico</text:span></text:p>
      <text:p text:style-name="P56"/>
      <text:p text:style-name="P56"><text:span text:style-name="T59">location.reload( <text:s/>) </text:span><text:s/>- <text:span text:style-name="T171">R</text:span><text:span text:style-name="T104">ecarrega a pagina</text:span></text:p>
      <text:p text:style-name="P56"/>
      <text:p text:style-name="P57"><text:span text:style-name="T60">localStorage.setItem(“ “, “ ”) </text:span><text:s/>- <text:span text:style-name="T105">Define </text:span><text:span text:style-name="T108">ou altera</text:span><text:span text:style-name="T105"> um conjunto chave : valor </text:span></text:p>
      <text:p text:style-name="P13">(vale para o sessionStorage)</text:p>
      <text:p text:style-name="P14"/>
      <text:p text:style-name="P57"><text:span text:style-name="T61">localStorage.getItem(“ ”) </text:span><text:s/>- <text:span text:style-name="T172">Retorna</text:span><text:span text:style-name="T105"> </text:span><text:span text:style-name="T107">o valor de uma chave </text:span><text:span text:style-name="T109">(vale para o sessionStorage)</text:span></text:p>
      <text:p text:style-name="P51"/>
      <text:p text:style-name="P57"><text:span text:style-name="T61">localStorage.removeItem(“ ”) </text:span><text:s/>- <text:span text:style-name="T105">Remove </text:span><text:span text:style-name="T106">um conjunto </text:span><text:span text:style-name="T108">chave : valor </text:span><text:span text:style-name="T109">pela chave</text:span></text:p>
      <text:p text:style-name="P13">(vale para o sessionStorage)</text:p>
      <text:p text:style-name="P51"/>
      <text:p text:style-name="P82"><text:span text:style-name="T159">localStorage.clear( <text:s/>) </text:span><text:s/>- Limpa todo o Local Storage <text:span text:style-name="T83">(vale para o sessionStorage)</text:span></text:p>
      <text:p text:style-name="P51"/>
      <text:p text:style-name="P82"><text:span text:style-name="T159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62">document</text:span><text:span text:style-name="T63">.createAttribute(“ “) </text:span><text:s/>- <text:span text:style-name="T110">Cria um novo atributo</text:span></text:p>
      <text:p text:style-name="P58"/>
      <text:p text:style-name="P58"><text:span text:style-name="T64">.value = “ “ </text:span><text:s/>- <text:span text:style-name="T111">Define um valor para o novo atributo</text:span></text:p>
      <text:p text:style-name="P51"/>
      <text:p text:style-name="P58"><text:span text:style-name="T64">.setAttributeNode( <text:s/>) </text:span><text:s/>- <text:span text:style-name="T111">Adiciona ou substitui o novo atributo no elemento especificado</text:span></text:p>
      <text:p text:style-name="P58"/>
      <text:p text:style-name="P58"><text:span text:style-name="T65">.getAttribute(“ ”) </text:span><text:s/>- <text:span text:style-name="T112">Retorna o valor de um determinado atributo </text:span><text:span text:style-name="T113">em um determinado elemento</text:span></text:p>
      <text:p text:style-name="P22"/>
      <text:p text:style-name="P58"><text:span text:style-name="T66">.insertBefore( <text:s/>) </text:span><text:s/>- <text:span text:style-name="T174">Adiciona um novo elemento antes de algo</text:span></text:p>
      <text:p text:style-name="P22"/>
      <text:p text:style-name="P58"><text:span text:style-name="T66">.childNodes.length </text:span><text:s/>- <text:span text:style-name="T174">Conta </text:span><text:span text:style-name="T114">os elementos filhos de determinado elemento</text:span></text:p>
      <text:p text:style-name="P51"/>
      <text:p text:style-name="P58"><text:span text:style-name="T66">.childNodes </text:span><text:s/>- <text:span text:style-name="T174">R</text:span><text:span text:style-name="T115">etorna uma lista com os elementos filhos</text:span></text:p>
      <text:p text:style-name="P51"/>
      <text:p text:style-name="P59"><text:span text:style-name="T67">.replaceChild( <text:s/>) </text:span><text:s/>- <text:span text:style-name="T175">S</text:span><text:span text:style-name="T116">ubstitui um elemento </text:span><text:span text:style-name="T117">filho</text:span><text:span text:style-name="T116"> por outro elemento</text:span></text:p>
      <text:p text:style-name="P51"/>
      <text:p text:style-name="P59"><text:soft-page-break/><text:span text:style-name="T68">.createTextNode(“ “) </text:span><text:span text:style-name="T118"><text:s/></text:span>- <text:span text:style-name="T118">Cria um texto que é armazenado em uma variavel, essa variavel pode ser inserida como filho de um elemento</text:span></text:p>
      <text:p text:style-name="P23"/>
      <text:p text:style-name="P83"><text:span text:style-name="T40">.parentNode </text:span><text:span text:style-name="T83"><text:s/>- </text:span><text:span text:style-name="T118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69">.remove( <text:s/>) </text:span><text:s/>- <text:span text:style-name="T118">Remove </text:span><text:span text:style-name="T117">um</text:span><text:span text:style-name="T118"> elemento</text:span></text:p>
      <text:p text:style-name="P51"/>
      <text:p text:style-name="P59"><text:span text:style-name="T69">.removeChild( <text:s/>) </text:span><text:s/>- <text:span text:style-name="T118">Remove </text:span><text:span text:style-name="T119">um</text:span><text:span text:style-name="T118"> </text:span><text:span text:style-name="T119">determinado </text:span><text:span text:style-name="T118">elemento filho</text:span></text:p>
      <text:p text:style-name="P51"/>
      <text:p text:style-name="P59"><text:span text:style-name="T70">.hasFocus( <text:s/>) </text:span><text:s/>- <text:span text:style-name="T120">Retorna true ou false se a pagina ou algum elemento da pagina estiver em foco</text:span></text:p>
      <text:p text:style-name="P51"/>
      <text:p text:style-name="P60"><text:span text:style-name="T71">document.activeElement </text:span><text:s/>- <text:span text:style-name="T121">Retorna o elemento selecionado </text:span><text:span text:style-name="T122">ou</text:span><text:span text:style-name="T121"> ativo dentro da pagina</text:span></text:p>
      <text:p text:style-name="P61"/>
      <text:p text:style-name="P60"><text:span text:style-name="T71">document.activeElement.tagName </text:span><text:s/>- <text:span text:style-name="T121">Retorna o nome da tag do elemento </text:span><text:span text:style-name="T123">s</text:span><text:span text:style-name="T121">elecionado </text:span><text:span text:style-name="T122">ou</text:span><text:span text:style-name="T121"> ativo dentro da pagina</text:span></text:p>
      <text:p text:style-name="P61"/>
      <text:p text:style-name="P60"><text:span text:style-name="T71">document.activeElement.</text:span><text:span text:style-name="T72">id </text:span><text:s/>- <text:span text:style-name="T122">Retorna o id do elemento</text:span> <text:span text:style-name="T176">s</text:span><text:span text:style-name="T121">elecionado </text:span><text:span text:style-name="T122">ou</text:span><text:span text:style-name="T121"> ativo dentro da pagina</text:span></text:p>
      <text:p text:style-name="P62"/>
      <text:p text:style-name="P60"><text:span text:style-name="T71">document.activeElement.</text:span><text:span text:style-name="T72">value </text:span><text:s/>- <text:span text:style-name="T122">Retorna o value do elemento</text:span> <text:span text:style-name="T176">s</text:span><text:span text:style-name="T121">elecionado </text:span><text:span text:style-name="T122">ou</text:span><text:span text:style-name="T121"> ativo dentro da pagina</text:span></text:p>
      <text:p text:style-name="P51"/>
      <text:p text:style-name="P63"><text:span text:style-name="T73">.dataset. </text:span><text:s/>- <text:span text:style-name="T177">Altera ou retorna </text:span><text:span text:style-name="T124">o dataset d</text:span><text:span text:style-name="T125">e determinado</text:span><text:span text:style-name="T124"> </text:span><text:span text:style-name="T125">elemento</text:span></text:p>
      <text:p text:style-name="P63"/>
      <text:p text:style-name="P63"><text:span text:style-name="T73">.target </text:span><text:s/>- <text:span text:style-name="T177">Retorna o elemento que foi clicado</text:span></text:p>
      <text:p text:style-name="P63"/>
      <text:p text:style-name="P64"><text:span text:style-name="T74">.scrollIntoView( <text:s/>) </text:span><text:s/>- <text:span text:style-name="T178">Rola a pagina até um determinado elemento</text:span></text:p>
      <text:p text:style-name="P64"/>
      <text:p text:style-name="P16"><text:span text:style-name="T1">.hidden = “ “ </text:span><text:s/>- <text:span text:style-name="T178">Oculta ou não um elemento a partir de um valor booleano</text:span></text:p>
      <text:p text:style-name="P64"/>
      <text:p text:style-name="P65"><text:span text:style-name="T75">function* </text:span><text:s/>- <text:span text:style-name="T186">Cria uma função geradora</text:span></text:p>
      <text:p text:style-name="P51"/>
      <text:p text:style-name="P65"><text:span text:style-name="T76">.next( <text:s/>) </text:span><text:s/>- <text:span text:style-name="T186">Vai pra próxima iteração</text:span></text:p>
      <text:p text:style-name="P51"/>
      <text:p text:style-name="P65"><text:span text:style-name="T76">yield </text:span><text:s/>- <text:span text:style-name="T186">Permite a iteração do item</text:span></text:p>
      <text:p text:style-name="P51"/>
      <text:p text:style-name="P84"><text:span text:style-name="T15">new Map( <text:s/>) </text:span><text:s/>- Cria um objeto do tipo map (coleção de chave : valor)</text:p>
      <text:p text:style-name="P84"/>
      <text:p text:style-name="P84"><text:span text:style-name="T77">.set(“ “, “ “) </text:span><text:s/>- <text:span text:style-name="T188">Altera ou define um conjunto chave : valor </text:span><text:span text:style-name="T191">em um objeto map</text:span></text:p>
      <text:p text:style-name="P84"/>
      <text:p text:style-name="P86"><text:span text:style-name="T78">.get(“ “) </text:span><text:s/>- <text:span text:style-name="T188">Retorna o valor de uma chave </text:span><text:span text:style-name="T191">de um objeto map</text:span></text:p>
      <text:p text:style-name="P84"/>
      <text:p text:style-name="P85"><text:span text:style-name="T78">.size </text:span><text:s/>- <text:span text:style-name="T189">Retorna o tamanho do map</text:span></text:p>
      <text:p text:style-name="P51"><text:soft-page-break/><text:s/></text:p>
      <text:p text:style-name="P67"><text:span text:style-name="T79">.keys( <text:s/>) </text:span><text:s/>- <text:span text:style-name="T189">Retorna todas as chaves do map</text:span></text:p>
      <text:p text:style-name="P66"/>
      <text:p text:style-name="P67"><text:span text:style-name="T79">.has(“ “) </text:span><text:s/>- <text:span text:style-name="T190">Verifica se uma chave existe </text:span><text:span text:style-name="T191">no objeto map</text:span><text:span text:style-name="T190"> retornando true ou false</text:span></text:p>
      <text:p text:style-name="P66"/>
      <text:p text:style-name="P67"><text:span text:style-name="T78">.clear( <text:s/>) </text:span><text:s/>- <text:span text:style-name="T190">Limpa todo o map</text:span></text:p>
      <text:p text:style-name="P66"/>
      <text:p text:style-name="P67"><text:span text:style-name="T78">.delete(“ ”) </text:span><text:s/>- <text:span text:style-name="T190">Deleta um determinado conjunto a partir de uma chave </text:span><text:span text:style-name="T191">no objeto map</text:span></text:p>
      <text:p text:style-name="P51"/>
      <text:p text:style-name="P87"><text:span text:style-name="T15">new Set( <text:s/>) </text:span><text:s/>- <text:span text:style-name="T187">Cria um objeto do tipo </text:span>set<text:span text:style-name="T187"> (coleção de </text:span>valores<text:span text:style-name="T187">)</text:span></text:p>
      <text:p text:style-name="P87"><text:span text:style-name="T15"/></text:p>
      <text:p text:style-name="P87"><text:span text:style-name="T15">.add( <text:s/>) </text:span><text:s/>- Adiciona valores em um objeto do tipo set</text:p>
      <text:p text:style-name="P51"/>
      <text:p text:style-name="P68"><text:span text:style-name="T80">JSON.parse( <text:s/>) </text:span><text:s/>- <text:span text:style-name="T126">Converte o json em um </text:span><text:span text:style-name="T127">array de</text:span><text:span text:style-name="T126"> objeto</text:span><text:span text:style-name="T127">s</text:span></text:p>
      <text:p text:style-name="P51"/>
      <text:p text:style-name="P68"><text:span text:style-name="T80">JSON.stringify( <text:s/>) </text:span><text:s/>- <text:span text:style-name="T126">Converte um </text:span><text:span text:style-name="T127">array de</text:span><text:span text:style-name="T126"> objeto</text:span><text:span text:style-name="T127">s ou objeto</text:span><text:span text:style-name="T126"> em um json</text:span></text:p>
      <text:p text:style-name="P51"/>
      <text:p text:style-name="P69"><text:span text:style-name="T18">“use strict” </text:span><text:s/>- <text:span text:style-name="T192">Ativa o modo estrito</text:span></text:p>
      <text:p text:style-name="P51"/>
      <text:p text:style-name="P71"><text:span text:style-name="T16">.stopPropagation( <text:s/>) </text:span><text:s/>- <text:span text:style-name="T193">Para a propagação de um evento</text:span><text:span text:style-name="T195"> </text:span><text:span text:style-name="T194">em elementos filhos</text:span></text:p>
      <text:p text:style-name="P51"/>
      <text:p text:style-name="P71"><text:span text:style-name="T19">clearTimeout( <text:s/>) </text:span><text:s/>- <text:span text:style-name="T203">Encerra a execução do setTimeout</text:span></text:p>
      <text:p text:style-name="P51"/>
      <text:p text:style-name="P71"><text:span text:style-name="T20">.children </text:span><text:s/>- <text:span text:style-name="T205">Retorna </text:span><text:span text:style-name="T204">todos </text:span><text:span text:style-name="T205">os </text:span><text:span text:style-name="T204">elementos</text:span><text:span text:style-name="T205"> filho</text:span></text:p>
      <text:p text:style-name="P51"/>
      <text:p text:style-name="P71"><text:span text:style-name="T17">.firstChild </text:span><text:s/>- <text:span text:style-name="T206">Retorna o primeiro filho </text:span><text:span text:style-name="T166">(</text:span><text:span text:style-name="T165">sendo </text:span><text:span text:style-name="T166">qualquer um)</text:span></text:p>
      <text:p text:style-name="P70"/>
      <text:p text:style-name="P71"><text:span text:style-name="T20">.firstElementChild </text:span><text:s/>- <text:span text:style-name="T205">Retorna o primeiro elemento filho</text:span></text:p>
      <text:p text:style-name="P51"/>
      <text:p text:style-name="P71"><text:span text:style-name="T161">.lastElementChild </text:span><text:s/>- <text:span text:style-name="T167">Retorna o ultimo elemento filho</text:span></text:p>
      <text:p text:style-name="P51"/>
      <text:p text:style-name="P71"><text:span text:style-name="T160">.lastChild </text:span><text:s/>- <text:span text:style-name="T165">Retorna o ultimo filho</text:span><text:span text:style-name="T168"> </text:span><text:span text:style-name="T166">(</text:span><text:span text:style-name="T165">sendo </text:span><text:span text:style-name="T166">qualquer um)</text:span></text:p>
      <text:p text:style-name="P70"/>
      <text:p text:style-name="P71"><text:span text:style-name="T21">document.getRootNode( <text:s/>) </text:span><text:s/>- <text:span text:style-name="T204">Retorna o nó raiz do documento</text:span></text:p>
      <text:p text:style-name="P51"/>
      <text:p text:style-name="P71"><text:span text:style-name="T21">.ownerDocument </text:span><text:s/>- <text:span text:style-name="T204">Retorna o proprietario do documento</text:span></text:p>
      <text:p text:style-name="P70"/>
      <text:p text:style-name="P72"><text:span text:style-name="T21">.hasChildNodes</text:span> - <text:span text:style-name="T204">Verifica se o elemento possui filhos e retorna true ou false</text:span></text:p>
      <text:p text:style-name="P51"/>
      <text:p text:style-name="P72"><text:span text:style-name="T22">.parentNode </text:span><text:s/>- <text:span text:style-name="T207">Retorna o pai</text:span></text:p>
      <text:p text:style-name="P70"/>
      <text:p text:style-name="P72"><text:span text:style-name="T22">.parentElement</text:span> - <text:span text:style-name="T207">Retorna o elemento pai</text:span></text:p>
      <text:p text:style-name="P70"/>
      <text:p text:style-name="P72"><text:span text:style-name="T162">.nextSibling </text:span><text:s/>- <text:span text:style-name="T208">Retorna o próximo irmão ou null se for o ultimo</text:span></text:p>
      <text:p text:style-name="P51"/>
      <text:p text:style-name="P72"><text:span text:style-name="T162">.previousSibling </text:span><text:s/>- <text:span text:style-name="T169">Retorna o irmão anterior ou null se for o primeiro</text:span></text:p>
      <text:p text:style-name="P74"><text:soft-page-break/><text:span text:style-name="T23">.classList </text:span><text:s/>- <text:span text:style-name="T211">Retorna uma lista contendo </text:span><text:span text:style-name="T212">o valor do atributo class de um elemento</text:span></text:p>
      <text:p text:style-name="P73"/>
      <text:p text:style-name="P73"><text:span text:style-name="T23">.classList.</text:span><text:span text:style-name="T24">add(“ “)</text:span><text:span text:style-name="T23"> </text:span><text:s/>- <text:span text:style-name="T211">Adiciona um novo valor na lista, ou seja, adiciona uma nova classe em um elemento</text:span></text:p>
      <text:p text:style-name="P73"/>
      <text:p text:style-name="P73"><text:span text:style-name="T23">.classList.</text:span><text:span text:style-name="T25">contains</text:span><text:span text:style-name="T24">(“ “)</text:span><text:span text:style-name="T23"> </text:span><text:s/>- <text:span text:style-name="T213">Verifica se a lista tem uma classe especifica e retorna true ou false</text:span></text:p>
      <text:p text:style-name="P73"/>
      <text:p text:style-name="P73"><text:span text:style-name="T23">.classList.</text:span><text:span text:style-name="T27">item( <text:s/>) </text:span><text:s/>- <text:span text:style-name="T213">Retorna a classe que esta em determinada posição na lista</text:span></text:p>
      <text:p text:style-name="P73"/>
      <text:p text:style-name="P73"><text:span text:style-name="T23">.classList.</text:span><text:span text:style-name="T27">length </text:span><text:s/>- <text:span text:style-name="T213">Retorna o tamanho da lista</text:span></text:p>
      <text:p text:style-name="P73"/>
      <text:p text:style-name="P73"><text:span text:style-name="T23">.classList.</text:span><text:span text:style-name="T27">remove(“ “) </text:span><text:s/>- <text:span text:style-name="T213">Remove uma ou mais classes com </text:span><text:span text:style-name="T215">determinado</text:span><text:span text:style-name="T213"> nome</text:span></text:p>
      <text:p text:style-name="P73"/>
      <text:p text:style-name="P88"><text:span text:style-name="T23">.classList.</text:span><text:span text:style-name="T28">toggle(“ “) </text:span><text:span text:style-name="T141"><text:s/>- Vai adicionar uma classe caso não exista ou </text:span><text:span text:style-name="T142">remover</text:span><text:span text:style-name="T141"> caso exista</text:span></text:p>
      <text:p text:style-name="P73"/>
      <text:p text:style-name="P75"><text:span text:style-name="T23">.classList.</text:span><text:span text:style-name="T28">value </text:span><text:s/>- <text:span text:style-name="T214">Retorna os valores d</text:span><text:span text:style-name="T213">e</text:span><text:span text:style-name="T214"> class de um elemento como uma única string</text:span></text:p>
      <text:p text:style-name="P73"/>
      <text:p text:style-name="P75"><text:span text:style-name="T29">.className </text:span><text:s/>- <text:span text:style-name="T210">Retorna o valor do atributo class de um </text:span><text:span text:style-name="T215">determinado </text:span><text:span text:style-name="T210">elemento</text:span></text:p>
      <text:p text:style-name="P73"/>
      <text:p text:style-name="P76"><text:span text:style-name="T29">.className = “ “ </text:span><text:span text:style-name="T210"><text:s/>- </text:span><text:span text:style-name="T213">D</text:span><text:span text:style-name="T210">efine o valor do atributo class de um </text:span><text:span text:style-name="T215">determinado </text:span><text:span text:style-name="T210">elemento</text:span></text:p>
      <text:p text:style-name="P73"/>
      <text:p text:style-name="P73"><text:span text:style-name="T15">.</text:span><text:span text:style-name="T26">forEach(( <text:s/>) =&gt; { <text:s/>}) </text:span><text:span text:style-name="T209"><text:s/>- Percorre um array enquanto executa uma função que recebe os items do array como parametro</text:span></text:p>
      <text:p text:style-name="P51"/>
      <text:p text:style-name="P77"><text:span text:style-name="T164">.</text:span><text:span text:style-name="T163">find(( <text:s/>) =&gt; { <text:s/>}) </text:span><text:span text:style-name="T216"><text:s/>- </text:span><text:span text:style-name="T209">Percorre um array enquanto executa uma função, </text:span><text:span text:style-name="T217">se essa função retornar true </text:span><text:span text:style-name="T170">ela vai parar e resultar no item atual, <text:s/>se retornar false vai ter como resultado undefined</text:span></text:p>
      <text:p text:style-name="P51"/>
      <text:p text:style-name="P77"><text:span text:style-name="T15">.</text:span><text:span text:style-name="T30">every(( <text:s/>) =&gt; { <text:s/>}) </text:span><text:span text:style-name="T217"><text:s/>- </text:span><text:span text:style-name="T218">Verifica se todos os itens do array passam pelo teste implementado pela função, se todos passarem retornará true, se não false</text:span></text:p>
      <text:p text:style-name="P51"/>
      <text:p text:style-name="P77"><text:span text:style-name="T15">.</text:span><text:span text:style-name="T30">some(( <text:s/>) =&gt; { <text:s/>}) </text:span><text:span text:style-name="T217"><text:s/>- </text:span><text:span text:style-name="T219">É uma variação do every, vai testar se ao menos um dos itens do array passa no teste implementado pela função, retornando true ou false</text:span></text:p>
      <text:p text:style-name="P51"/>
      <text:p text:style-name="P78"><text:span text:style-name="T31">navigator.clipboard.read( <text:s/>) </text:span><text:s/>- <text:span text:style-name="T220">Vai </text:span><text:span text:style-name="T221">colar da area de transferencia</text:span></text:p>
      <text:p text:style-name="P78"/>
      <text:p text:style-name="P78"><text:span text:style-name="T31">navigator.clipboard.readText( <text:s/>) </text:span><text:s/>- <text:span text:style-name="T220">Vai </text:span><text:span text:style-name="T221">colar um texto da area de transferencia</text:span></text:p>
      <text:p text:style-name="P78"/>
      <text:p text:style-name="P78"><text:span text:style-name="T31">navigator.clipboard.write( <text:s/>) </text:span><text:s/>- <text:span text:style-name="T220">Vai </text:span><text:span text:style-name="T221">copiar algo e mandar pra area de transferencia</text:span></text:p>
      <text:p text:style-name="P78"/>
      <text:p text:style-name="P78"><text:span text:style-name="T32">navigator.clipboard.writeText( <text:s/>) </text:span><text:s/>- <text:span text:style-name="T220">Vai </text:span><text:span text:style-name="T221">copiar um texto e mandar pra area de transferencia</text:span></text:p>
      <text:p text:style-name="P78"/>
      <text:p text:style-name="P79"><text:span text:style-name="T33">window.print( <text:s/>)</text:span> - <text:span text:style-name="T222">Imprime a tela da pagina</text:span></text:p>
      <text:p text:style-name="P51"/>
      <text:p text:style-name="P80"><text:soft-page-break/><text:span text:style-name="T34">Symbol( <text:s/>) </text:span><text:s/>- <text:span text:style-name="T223">Retorna um objeto do tipo symbol que possui um identificador unico</text:span></text:p>
      <text:p text:style-name="P51"/>
      <text:p text:style-name="P80"><text:span text:style-name="T35">Symbol(“ “) </text:span><text:s/>- <text:span text:style-name="T223">Define uma descrição para o symbol</text:span></text:p>
      <text:p text:style-name="P80"><text:span text:style-name="T36"/></text:p>
      <text:p text:style-name="P81"><text:span text:style-name="T36">Symbol.for(“ “) </text:span><text:s/>- <text:span text:style-name="T223">C</text:span><text:span text:style-name="T224">ria um identificador no registro global para o Symbol </text:span><text:span text:style-name="T223">ou retorna se já existir</text:span></text:p>
      <text:p text:style-name="P51"/>
      <text:p text:style-name="P81"><text:span text:style-name="T36">Symbol.keyFor( <text:s/>) </text:span><text:s/>- <text:span text:style-name="T224">Retorna o identificador do Symbol que executou o for, </text:span><text:span text:style-name="T225">se não executou retorna undefined</text:span></text:p>
      <text:p text:style-name="P51"/>
      <text:p text:style-name="P81"><text:span text:style-name="T35">simbolo.description </text:span><text:s/>- <text:span text:style-name="T226">Retorna a descrição do simbolo</text:span>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1-14T16:32:25.112428422</dc:date>
    <meta:editing-duration>PT6H52M7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6" meta:paragraph-count="346" meta:word-count="3370" meta:character-count="19790" meta:non-whitespace-character-count="16257"/>
  </office:meta>
</office:document-meta>
</file>